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8"/>
          <table:table-cell office:value-type="string">
            <text:p>My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7108864">
            <text:p>67108864</text:p>
          </table:table-cell>
          <table:table-cell/>
          <table:table-cell office:value-type="float" office:value="19.096452">
            <text:p>19.09645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33554432">
            <text:p>33554432</text:p>
          </table:table-cell>
          <table:table-cell/>
          <table:table-cell office:value-type="float" office:value="19.056871">
            <text:p>19.056871</text:p>
          </table:table-cell>
          <table:table-cell table:formula="of:=[.K19]/[.K20]" office:value-type="float" office:value="1.00207699364707">
            <text:p>1.00207699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777216">
            <text:p>16777216</text:p>
          </table:table-cell>
          <table:table-cell/>
          <table:table-cell office:value-type="float" office:value="18.783789">
            <text:p>18.783789</text:p>
          </table:table-cell>
          <table:table-cell table:formula="of:=[.K20]/[.K21]" office:value-type="float" office:value="1.01453817438005">
            <text:p>1.01453817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388608">
            <text:p>8388608</text:p>
          </table:table-cell>
          <table:table-cell/>
          <table:table-cell office:value-type="float" office:value="18.049443">
            <text:p>18.049443</text:p>
          </table:table-cell>
          <table:table-cell table:formula="of:=[.K21]/[.K22]" office:value-type="float" office:value="1.04068524441447">
            <text:p>1.04068524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340032">
            <text:p>7340032</text:p>
          </table:table-cell>
          <table:table-cell/>
          <table:table-cell office:value-type="float" office:value="17.384217">
            <text:p>17.384217</text:p>
          </table:table-cell>
          <table:table-cell table:formula="of:=[.K22]/[.K23]" office:value-type="float" office:value="1.03826608929237">
            <text:p>1.03826608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291456">
            <text:p>6291456</text:p>
          </table:table-cell>
          <table:table-cell/>
          <table:table-cell office:value-type="float" office:value="15.83376">
            <text:p>15.83376</text:p>
          </table:table-cell>
          <table:table-cell table:formula="of:=[.K23]/[.K24]" office:value-type="float" office:value="1.09792096128778">
            <text:p>1.09792096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242880">
            <text:p>5242880</text:p>
          </table:table-cell>
          <table:table-cell/>
          <table:table-cell office:value-type="float" office:value="14.460339">
            <text:p>14.460339</text:p>
          </table:table-cell>
          <table:table-cell table:formula="of:=[.K24]/[.K25]" office:value-type="float" office:value="1.09497847872031">
            <text:p>1.094978478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94304">
            <text:p>4194304</text:p>
          </table:table-cell>
          <table:table-cell/>
          <table:table-cell office:value-type="float" office:value="13.3369">
            <text:p>13.3369</text:p>
          </table:table-cell>
          <table:table-cell table:formula="of:=[.K25]/[.K26]" office:value-type="float" office:value="1.08423539203263">
            <text:p>1.08423539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145728">
            <text:p>3145728</text:p>
          </table:table-cell>
          <table:table-cell/>
          <table:table-cell office:value-type="float" office:value="10.993839">
            <text:p>10.993839</text:p>
          </table:table-cell>
          <table:table-cell table:formula="of:=[.K26]/[.K27]" office:value-type="float" office:value="1.21312491478182">
            <text:p>1.21312491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097152">
            <text:p>2097152</text:p>
          </table:table-cell>
          <table:table-cell/>
          <table:table-cell office:value-type="float" office:value="9.394126">
            <text:p>9.394126</text:p>
          </table:table-cell>
          <table:table-cell table:formula="of:=[.K27]/[.K28]" office:value-type="float" office:value="1.1702886463307">
            <text:p>1.17028864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48576">
            <text:p>1048576</text:p>
          </table:table-cell>
          <table:table-cell/>
          <table:table-cell office:value-type="float" office:value="8.818847">
            <text:p>8.818847</text:p>
          </table:table-cell>
          <table:table-cell table:formula="of:=[.K28]/[.K29]" office:value-type="float" office:value="1.06523290402929">
            <text:p>1.06523290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24288">
            <text:p>524288</text:p>
          </table:table-cell>
          <table:table-cell/>
          <table:table-cell office:value-type="float" office:value="8.581046">
            <text:p>8.581046</text:p>
          </table:table-cell>
          <table:table-cell table:formula="of:=[.K29]/[.K30]" office:value-type="float" office:value="1.02771235581303">
            <text:p>1.02771235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62144">
            <text:p>262144</text:p>
          </table:table-cell>
          <table:table-cell/>
          <table:table-cell office:value-type="float" office:value="6.888191">
            <text:p>6.888191</text:p>
          </table:table-cell>
          <table:table-cell table:formula="of:=[.K30]/[.K31]" office:value-type="float" office:value="1.24576191339642">
            <text:p>1.245761913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1072">
            <text:p>131072</text:p>
          </table:table-cell>
          <table:table-cell/>
          <table:table-cell office:value-type="float" office:value="6.420511">
            <text:p>6.420511</text:p>
          </table:table-cell>
          <table:table-cell table:formula="of:=[.K31]/[.K32]" office:value-type="float" office:value="1.07284155420028">
            <text:p>1.07284155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5536">
            <text:p>65536</text:p>
          </table:table-cell>
          <table:table-cell/>
          <table:table-cell office:value-type="float" office:value="6.352449">
            <text:p>6.352449</text:p>
          </table:table-cell>
          <table:table-cell table:formula="of:=[.K32]/[.K33]" office:value-type="float" office:value="1.01071429302305">
            <text:p>1.0107142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>
            <text:p>32768</text:p>
          </table:table-cell>
          <table:table-cell/>
          <table:table-cell office:value-type="float" office:value="3.269634">
            <text:p>3.269634</text:p>
          </table:table-cell>
          <table:table-cell table:formula="of:=[.K33]/[.K34]" office:value-type="float" office:value="1.94286241212319">
            <text:p>1.9428624121</text:p>
          </table:table-cell>
          <table:table-cell table:number-columns-repeated="2"/>
        </table:table-row>
        <table:table-row table:style-name="ro1">
          <table:table-cell office:value-type="string">
            <text:p>Vulcan0</text:p>
          </table:table-cell>
          <table:table-cell table:number-columns-repeated="7"/>
          <table:table-cell office:value-type="float" office:value="16384">
            <text:p>16384</text:p>
          </table:table-cell>
          <table:table-cell/>
          <table:table-cell office:value-type="float" office:value="3.301468">
            <text:p>3.301468</text:p>
          </table:table-cell>
          <table:table-cell table:formula="of:=[.K34]/[.K35]" office:value-type="float" office:value="0.990357622730252">
            <text:p>0.9903576227</text:p>
          </table:table-cell>
          <table:table-cell table:number-columns-repeated="2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9.438689">
            <text:p>19.438689</text:p>
          </table:table-cell>
          <table:table-cell table:number-columns-repeated="5"/>
          <table:table-cell office:value-type="float" office:value="8192">
            <text:p>8192</text:p>
          </table:table-cell>
          <table:table-cell/>
          <table:table-cell office:value-type="float" office:value="3.44815">
            <text:p>3.44815</text:p>
          </table:table-cell>
          <table:table-cell table:formula="of:=[.K35]/[.K36]" office:value-type="float" office:value="0.957460667314357">
            <text:p>0.9574606673</text:p>
          </table:table-cell>
          <table:table-cell table:number-columns-repeated="2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9.302384">
            <text:p>19.302384</text:p>
          </table:table-cell>
          <table:table-cell table:formula="of:=([.C36]-[.C37])/[.C36]*100" office:value-type="float" office:value="0.70120469544011">
            <text:p>0.7012046954</text:p>
          </table:table-cell>
          <table:table-cell/>
          <table:table-cell office:value-type="string">
            <text:p>Level 1: 32K</text:p>
          </table:table-cell>
          <table:table-cell table:number-columns-repeated="2"/>
          <table:table-cell office:value-type="float" office:value="4096">
            <text:p>4096</text:p>
          </table:table-cell>
          <table:table-cell/>
          <table:table-cell office:value-type="float" office:value="3.666043">
            <text:p>3.666043</text:p>
          </table:table-cell>
          <table:table-cell table:formula="of:=[.K36]/[.K37]" office:value-type="float" office:value="0.94056452692999">
            <text:p>0.9405645269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8.884789">
            <text:p>18.884789</text:p>
          </table:table-cell>
          <table:table-cell table:formula="of:=([.C37]-[.C38])/[.C37]*100" office:value-type="float" office:value="2.1634374282472">
            <text:p>2.1634374282</text:p>
          </table:table-cell>
          <table:table-cell/>
          <table:table-cell office:value-type="string">
            <text:p>Level 2: 6144K</text:p>
          </table:table-cell>
          <table:table-cell table:number-columns-repeated="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6.317281">
            <text:p>16.317281</text:p>
          </table:table-cell>
          <table:table-cell table:formula="of:=([.C38]-[.C39])/[.C38]*100" office:value-type="float" office:value="13.5956403854976">
            <text:p>13.5956403855</text:p>
          </table:table-cell>
          <table:table-cell table:number-columns-repeated="4"/>
          <table:table-cell office:value-type="string">
            <text:p>Romulan2</text:p>
          </table:table-cell>
          <table:table-cell table:number-columns-repeated="5"/>
        </table:table-row>
        <table:table-row table:style-name="ro1">
          <table:table-cell office:value-type="float" office:value="7340032">
            <text:p>7340032</text:p>
          </table:table-cell>
          <table:table-cell/>
          <table:table-cell office:value-type="float" office:value="13.521516">
            <text:p>13.521516</text:p>
          </table:table-cell>
          <table:table-cell table:formula="of:=([.C39]-[.C40])/[.C39]*100" office:value-type="float" office:value="17.1337675682609">
            <text:p>17.1337675683</text:p>
          </table:table-cell>
          <table:table-cell table:number-columns-repeated="10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8.434355">
            <text:p>8.434355</text:p>
          </table:table-cell>
          <table:table-cell table:formula="of:=([.C40]-[.C41])/[.C40]*100" office:value-type="float" office:value="37.6227118320165">
            <text:p>37.622711832</text:p>
          </table:table-cell>
          <table:table-cell table:number-columns-repeated="4"/>
          <table:table-cell office:value-type="float" office:value="67108864">
            <text:p>67108864</text:p>
          </table:table-cell>
          <table:table-cell/>
          <table:table-cell office:value-type="float" office:value="18.328714">
            <text:p>18.328714</text:p>
          </table:table-cell>
          <table:table-cell table:number-columns-repeated="2"/>
          <table:table-cell office:value-type="string">
            <text:p>64K</text:p>
          </table:table-cell>
        </table:table-row>
        <table:table-row table:style-name="ro1">
          <table:table-cell office:value-type="float" office:value="5242880">
            <text:p>5242880</text:p>
          </table:table-cell>
          <table:table-cell/>
          <table:table-cell office:value-type="float" office:value="5.103103">
            <text:p>5.103103</text:p>
          </table:table-cell>
          <table:table-cell table:formula="of:=([.C41]-[.C42])/[.C41]*100" office:value-type="float" office:value="39.4962270381078">
            <text:p>39.4962270381</text:p>
          </table:table-cell>
          <table:table-cell table:number-columns-repeated="4"/>
          <table:table-cell office:value-type="float" office:value="33554432">
            <text:p>33554432</text:p>
          </table:table-cell>
          <table:table-cell/>
          <table:table-cell office:value-type="float" office:value="18.184109">
            <text:p>18.184109</text:p>
          </table:table-cell>
          <table:table-cell table:formula="of:=[.K41]/[.K42]" office:value-type="float" office:value="1.00795227305336">
            <text:p>1.0079522731</text:p>
          </table:table-cell>
          <table:table-cell/>
          <table:table-cell office:value-type="string">
            <text:p>512K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3.044953">
            <text:p>3.044953</text:p>
          </table:table-cell>
          <table:table-cell table:formula="of:=([.C42]-[.C43])/[.C42]*100" office:value-type="float" office:value="40.3313434982598">
            <text:p>40.3313434983</text:p>
          </table:table-cell>
          <table:table-cell table:number-columns-repeated="4"/>
          <table:table-cell office:value-type="float" office:value="16777216">
            <text:p>16777216</text:p>
          </table:table-cell>
          <table:table-cell/>
          <table:table-cell office:value-type="float" office:value="18.080739">
            <text:p>18.080739</text:p>
          </table:table-cell>
          <table:table-cell table:formula="of:=[.K42]/[.K43]" office:value-type="float" office:value="1.00571713357513">
            <text:p>1.0057171336</text:p>
          </table:table-cell>
          <table:table-cell/>
          <table:table-cell office:value-type="string">
            <text:p>5MB</text:p>
          </table:table-cell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2.814512">
            <text:p>2.814512</text:p>
          </table:table-cell>
          <table:table-cell table:formula="of:=([.C43]-[.C44])/[.C43]*100" office:value-type="float" office:value="7.56796574528408">
            <text:p>7.5679657453</text:p>
          </table:table-cell>
          <table:table-cell/>
          <table:table-cell table:formula="of:=24*1024*1024" office:value-type="float" office:value="25165824">
            <text:p>25165824</text:p>
          </table:table-cell>
          <table:table-cell table:number-columns-repeated="2"/>
          <table:table-cell office:value-type="float" office:value="8388608">
            <text:p>8388608</text:p>
          </table:table-cell>
          <table:table-cell/>
          <table:table-cell office:value-type="float" office:value="17.324801">
            <text:p>17.324801</text:p>
          </table:table-cell>
          <table:table-cell table:formula="of:=[.K43]/[.K44]" office:value-type="float" office:value="1.04363328617743">
            <text:p>1.0436332862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.846474">
            <text:p>2.846474</text:p>
          </table:table-cell>
          <table:table-cell table:formula="of:=([.C44]-[.C45])/[.C44]*100" office:value-type="float" office:value="-1.1356142734513">
            <text:p>-1.1356142735</text:p>
          </table:table-cell>
          <table:table-cell table:number-columns-repeated="4"/>
          <table:table-cell office:value-type="float" office:value="7340032">
            <text:p>7340032</text:p>
          </table:table-cell>
          <table:table-cell/>
          <table:table-cell office:value-type="float" office:value="15.064648">
            <text:p>15.064648</text:p>
          </table:table-cell>
          <table:table-cell table:formula="of:=[.K44]/[.K45]" office:value-type="float" office:value="1.15003025626619">
            <text:p>1.1500302563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2.836327">
            <text:p>2.836327</text:p>
          </table:table-cell>
          <table:table-cell table:formula="of:=([.C45]-[.C46])/[.C45]*100" office:value-type="float" office:value="0.356476117470242">
            <text:p>0.3564761175</text:p>
          </table:table-cell>
          <table:table-cell table:number-columns-repeated="4"/>
          <table:table-cell office:value-type="float" office:value="6291456">
            <text:p>6291456</text:p>
          </table:table-cell>
          <table:table-cell/>
          <table:table-cell office:value-type="float" office:value="12.51958">
            <text:p>12.51958</text:p>
          </table:table-cell>
          <table:table-cell table:formula="of:=[.K45]/[.K46]" office:value-type="float" office:value="1.20328701122562">
            <text:p>1.2032870112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.829475">
            <text:p>2.829475</text:p>
          </table:table-cell>
          <table:table-cell table:formula="of:=([.C46]-[.C47])/[.C46]*100" office:value-type="float" office:value="0.241580043485813">
            <text:p>0.2415800435</text:p>
          </table:table-cell>
          <table:table-cell table:number-columns-repeated="4"/>
          <table:table-cell office:value-type="float" office:value="5242880">
            <text:p>5242880</text:p>
          </table:table-cell>
          <table:table-cell/>
          <table:table-cell office:value-type="float" office:value="9.378323">
            <text:p>9.378323</text:p>
          </table:table-cell>
          <table:table-cell table:formula="of:=[.K46]/[.K47]" office:value-type="float" office:value="1.33494868965379">
            <text:p>1.3349486897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2.828093">
            <text:p>2.828093</text:p>
          </table:table-cell>
          <table:table-cell table:formula="of:=([.C47]-[.C48])/[.C47]*100" office:value-type="float" office:value="0.0488429832389399">
            <text:p>0.0488429832</text:p>
          </table:table-cell>
          <table:table-cell table:number-columns-repeated="4"/>
          <table:table-cell office:value-type="float" office:value="4194304">
            <text:p>4194304</text:p>
          </table:table-cell>
          <table:table-cell/>
          <table:table-cell office:value-type="float" office:value="8.879844">
            <text:p>8.879844</text:p>
          </table:table-cell>
          <table:table-cell table:formula="of:=[.K47]/[.K48]" office:value-type="float" office:value="1.05613600869565">
            <text:p>1.0561360087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2.832609">
            <text:p>2.832609</text:p>
          </table:table-cell>
          <table:table-cell table:formula="of:=([.C48]-[.C49])/[.C48]*100" office:value-type="float" office:value="-0.159683574762207">
            <text:p>-0.1596835748</text:p>
          </table:table-cell>
          <table:table-cell table:number-columns-repeated="4"/>
          <table:table-cell office:value-type="float" office:value="3145728">
            <text:p>3145728</text:p>
          </table:table-cell>
          <table:table-cell/>
          <table:table-cell office:value-type="float" office:value="8.653103">
            <text:p>8.653103</text:p>
          </table:table-cell>
          <table:table-cell table:formula="of:=[.K48]/[.K49]" office:value-type="float" office:value="1.02620343245654">
            <text:p>1.0262034325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2.831332">
            <text:p>2.831332</text:p>
          </table:table-cell>
          <table:table-cell table:formula="of:=([.C49]-[.C50])/[.C49]*100" office:value-type="float" office:value="0.0450821133449754">
            <text:p>0.0450821133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8.707338">
            <text:p>8.707338</text:p>
          </table:table-cell>
          <table:table-cell table:formula="of:=[.K49]/[.K50]" office:value-type="float" office:value="0.99377134550192">
            <text:p>0.9937713455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451851">
            <text:p>1.451851</text:p>
          </table:table-cell>
          <table:table-cell table:formula="of:=([.C50]-[.C51])/[.C50]*100" office:value-type="float" office:value="48.7219796194865">
            <text:p>48.7219796195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8.699988">
            <text:p>8.699988</text:p>
          </table:table-cell>
          <table:table-cell table:formula="of:=[.K50]/[.K51]" office:value-type="float" office:value="1.00084482875149">
            <text:p>1.0008448288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442662">
            <text:p>1.442662</text:p>
          </table:table-cell>
          <table:table-cell table:formula="of:=([.C51]-[.C52])/[.C51]*100" office:value-type="float" office:value="0.632916187680424">
            <text:p>0.6329161877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7.336078">
            <text:p>7.336078</text:p>
          </table:table-cell>
          <table:table-cell table:formula="of:=[.K51]/[.K52]" office:value-type="float" office:value="1.18591814318223">
            <text:p>1.1859181432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461525">
            <text:p>1.461525</text:p>
          </table:table-cell>
          <table:table-cell table:formula="of:=([.C52]-[.C53])/[.C52]*100" office:value-type="float" office:value="-1.30751347162399">
            <text:p>-1.3075134716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6.55026">
            <text:p>6.55026</text:p>
          </table:table-cell>
          <table:table-cell table:formula="of:=[.K52]/[.K53]" office:value-type="float" office:value="1.11996745167367">
            <text:p>1.1199674517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1.504496">
            <text:p>1.504496</text:p>
          </table:table-cell>
          <table:table-cell table:formula="of:=([.C53]-[.C54])/[.C53]*100" office:value-type="float" office:value="-2.94014813294334">
            <text:p>-2.9401481329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6.812915">
            <text:p>6.812915</text:p>
          </table:table-cell>
          <table:table-cell table:formula="of:=[.K53]/[.K54]" office:value-type="float" office:value="0.961447486134789">
            <text:p>0.96144748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5536">
            <text:p>65536</text:p>
          </table:table-cell>
          <table:table-cell/>
          <table:table-cell office:value-type="float" office:value="1.853353">
            <text:p>1.853353</text:p>
          </table:table-cell>
          <table:table-cell table:formula="of:=[.K54]/[.K55]" office:value-type="float" office:value="3.67599426552848">
            <text:p>3.67599426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>
            <text:p>32768</text:p>
          </table:table-cell>
          <table:table-cell/>
          <table:table-cell office:value-type="float" office:value="1.839442">
            <text:p>1.839442</text:p>
          </table:table-cell>
          <table:table-cell table:formula="of:=[.K55]/[.K56]" office:value-type="float" office:value="1.00756261953353">
            <text:p>1.00756261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384">
            <text:p>16384</text:p>
          </table:table-cell>
          <table:table-cell/>
          <table:table-cell office:value-type="float" office:value="1.856369">
            <text:p>1.856369</text:p>
          </table:table-cell>
          <table:table-cell table:formula="of:=[.K56]/[.K57]" office:value-type="float" office:value="0.990881661997157">
            <text:p>0.99088166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192">
            <text:p>8192</text:p>
          </table:table-cell>
          <table:table-cell/>
          <table:table-cell office:value-type="float" office:value="1.890144">
            <text:p>1.890144</text:p>
          </table:table-cell>
          <table:table-cell table:formula="of:=[.K57]/[.K58]" office:value-type="float" office:value="0.982130991077928">
            <text:p>0.98213099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96">
            <text:p>4096</text:p>
          </table:table-cell>
          <table:table-cell/>
          <table:table-cell office:value-type="float" office:value="1.95779">
            <text:p>1.95779</text:p>
          </table:table-cell>
          <table:table-cell table:formula="of:=[.K58]/[.K59]" office:value-type="float" office:value="0.965447775297657">
            <text:p>0.9654477753</text:p>
          </table:table-cell>
          <table:table-cell table:number-columns-repeated="2"/>
        </table:table-row>
        <table:table-row table:style-name="ro1">
          <table:table-cell office:value-type="string">
            <text:p>adi</text:p>
          </table:table-cell>
          <table:table-cell table:number-columns-repeated="13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8.572455">
            <text:p>18.572455</text:p>
          </table:table-cell>
          <table:table-cell table:number-columns-repeated="11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7.158418">
            <text:p>17.158418</text:p>
          </table:table-cell>
          <table:table-cell table:formula="of:=([.C61]-[.C62])/[.C61]*100" office:value-type="float" office:value="7.61362458544118">
            <text:p>7.6136245854</text:p>
          </table:table-cell>
          <table:table-cell table:number-columns-repeated="10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4.804671">
            <text:p>14.804671</text:p>
          </table:table-cell>
          <table:table-cell table:formula="of:=([.C62]-[.C63])/[.C62]*100" office:value-type="float" office:value="13.7177390130023">
            <text:p>13.717739013</text:p>
          </table:table-cell>
          <table:table-cell table:number-columns-repeated="10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2.089258">
            <text:p>12.089258</text:p>
          </table:table-cell>
          <table:table-cell table:formula="of:=([.C63]-[.C64])/[.C63]*100" office:value-type="float" office:value="18.3415963786024">
            <text:p>18.3415963786</text:p>
          </table:table-cell>
          <table:table-cell table:number-columns-repeated="10"/>
        </table:table-row>
        <table:table-row table:style-name="ro1">
          <table:table-cell office:value-type="float" office:value="7340032">
            <text:p>7340032</text:p>
          </table:table-cell>
          <table:table-cell/>
          <table:table-cell office:value-type="float" office:value="13.855924">
            <text:p>13.855924</text:p>
          </table:table-cell>
          <table:table-cell table:formula="of:=([.C64]-[.C65])/[.C64]*100" office:value-type="float" office:value="-14.6135188776681">
            <text:p>-14.6135188777</text:p>
          </table:table-cell>
          <table:table-cell table:number-columns-repeated="10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11.26112">
            <text:p>11.26112</text:p>
          </table:table-cell>
          <table:table-cell table:formula="of:=([.C65]-[.C66])/[.C65]*100" office:value-type="float" office:value="18.7270368977197">
            <text:p>18.7270368977</text:p>
          </table:table-cell>
          <table:table-cell table:number-columns-repeated="10"/>
        </table:table-row>
        <table:table-row table:style-name="ro1">
          <table:table-cell office:value-type="float" office:value="5242880">
            <text:p>5242880</text:p>
          </table:table-cell>
          <table:table-cell/>
          <table:table-cell office:value-type="float" office:value="9.593828">
            <text:p>9.593828</text:p>
          </table:table-cell>
          <table:table-cell table:formula="of:=([.C66]-[.C67])/[.C66]*100" office:value-type="float" office:value="14.805738683186">
            <text:p>14.8057386832</text:p>
          </table:table-cell>
          <table:table-cell table:number-columns-repeated="10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9.487991">
            <text:p>9.487991</text:p>
          </table:table-cell>
          <table:table-cell table:formula="of:=([.C67]-[.C68])/[.C67]*100" office:value-type="float" office:value="1.10317800152349">
            <text:p>1.1031780015</text:p>
          </table:table-cell>
          <table:table-cell table:number-columns-repeated="10"/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7.264823">
            <text:p>7.264823</text:p>
          </table:table-cell>
          <table:table-cell table:formula="of:=([.C68]-[.C69])/[.C68]*100" office:value-type="float" office:value="23.4313881621515">
            <text:p>23.4313881622</text:p>
          </table:table-cell>
          <table:table-cell table:number-columns-repeated="10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5.487537">
            <text:p>5.487537</text:p>
          </table:table-cell>
          <table:table-cell table:formula="of:=([.C69]-[.C70])/[.C69]*100" office:value-type="float" office:value="24.4642711873366">
            <text:p>24.4642711873</text:p>
          </table:table-cell>
          <table:table-cell table:number-columns-repeated="10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5.321813">
            <text:p>5.321813</text:p>
          </table:table-cell>
          <table:table-cell table:formula="of:=([.C70]-[.C71])/[.C70]*100" office:value-type="float" office:value="3.02000697216256">
            <text:p>3.0200069722</text:p>
          </table:table-cell>
          <table:table-cell table:number-columns-repeated="10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5.269633">
            <text:p>5.269633</text:p>
          </table:table-cell>
          <table:table-cell table:formula="of:=([.C71]-[.C72])/[.C71]*100" office:value-type="float" office:value="0.980492926000968">
            <text:p>0.980492926</text:p>
          </table:table-cell>
          <table:table-cell table:number-columns-repeated="10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3.929427">
            <text:p>3.929427</text:p>
          </table:table-cell>
          <table:table-cell table:formula="of:=([.C72]-[.C73])/[.C72]*100" office:value-type="float" office:value="25.4326250044358">
            <text:p>25.4326250044</text:p>
          </table:table-cell>
          <table:table-cell table:number-columns-repeated="10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3.893028">
            <text:p>3.893028</text:p>
          </table:table-cell>
          <table:table-cell table:formula="of:=([.C73]-[.C74])/[.C73]*100" office:value-type="float" office:value="0.926318264724089">
            <text:p>0.9263182647</text:p>
          </table:table-cell>
          <table:table-cell table:number-columns-repeated="10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3.822492">
            <text:p>3.822492</text:p>
          </table:table-cell>
          <table:table-cell table:formula="of:=([.C74]-[.C75])/[.C74]*100" office:value-type="float" office:value="1.81185442282974">
            <text:p>1.8118544228</text:p>
          </table:table-cell>
          <table:table-cell table:number-columns-repeated="10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2.444807">
            <text:p>2.444807</text:p>
          </table:table-cell>
          <table:table-cell table:formula="of:=([.C75]-[.C76])/[.C75]*100" office:value-type="float" office:value="36.0415404401108">
            <text:p>36.0415404401</text:p>
          </table:table-cell>
          <table:table-cell table:number-columns-repeated="10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2.429942">
            <text:p>2.429942</text:p>
          </table:table-cell>
          <table:table-cell table:formula="of:=([.C76]-[.C77])/[.C76]*100" office:value-type="float" office:value="0.60802345543022">
            <text:p>0.6080234554</text:p>
          </table:table-cell>
          <table:table-cell table:number-columns-repeated="1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2.483535">
            <text:p>2.483535</text:p>
          </table:table-cell>
          <table:table-cell table:formula="of:=([.C77]-[.C78])/[.C77]*100" office:value-type="float" office:value="-2.20552589321061">
            <text:p>-2.2055258932</text:p>
          </table:table-cell>
          <table:table-cell table:number-columns-repeated="10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2.5769">
            <text:p>2.5769</text:p>
          </table:table-cell>
          <table:table-cell table:formula="of:=([.C78]-[.C79])/[.C78]*100" office:value-type="float" office:value="-3.75935913929139">
            <text:p>-3.7593591393</text:p>
          </table:table-cell>
          <table:table-cell table:number-columns-repeated="10"/>
        </table:table-row>
        <table:table-row table:style-name="ro1" table:number-rows-repeated="1048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4.453654">
            <text:p>14.45365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67108864">
            <text:p>67108864</text:p>
          </table:table-cell>
          <table:table-cell/>
          <table:table-cell office:value-type="float" office:value="14.829955">
            <text:p>14.829955</text:p>
          </table:table-cell>
          <table:table-cell office:value-type="string">
            <text:p>-inf</text:p>
          </table:table-cell>
          <table:table-cell table:number-columns-repeated="2"/>
        </table:table-row>
        <table:table-row table:style-name="ro1">
          <table:table-cell office:value-type="float" office:value="50331648">
            <text:p>50331648</text:p>
          </table:table-cell>
          <table:table-cell/>
          <table:table-cell office:value-type="float" office:value="14.486392">
            <text:p>14.486392</text:p>
          </table:table-cell>
          <table:table-cell office:value-type="float" office:value="-0.226503">
            <text:p>-0.226503</text:p>
          </table:table-cell>
          <table:table-cell/>
          <table:table-cell office:value-type="string">
            <text:p>Level 1: 64K</text:p>
          </table:table-cell>
          <table:table-cell table:number-columns-repeated="2"/>
          <table:table-cell office:value-type="float" office:value="50331648">
            <text:p>50331648</text:p>
          </table:table-cell>
          <table:table-cell/>
          <table:table-cell office:value-type="float" office:value="14.775035">
            <text:p>14.775035</text:p>
          </table:table-cell>
          <table:table-cell office:value-type="float" office:value="0.370333">
            <text:p>0.370333</text:p>
          </table:table-cell>
          <table:table-cell/>
          <table:table-cell office:value-type="string">
            <text:p>Level 1: 32K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4.415908">
            <text:p>14.415908</text:p>
          </table:table-cell>
          <table:table-cell office:value-type="float" office:value="0.486553">
            <text:p>0.486553</text:p>
          </table:table-cell>
          <table:table-cell/>
          <table:table-cell office:value-type="string">
            <text:p>Level 2: 512K</text:p>
          </table:table-cell>
          <table:table-cell table:number-columns-repeated="2"/>
          <table:table-cell office:value-type="float" office:value="33554432">
            <text:p>33554432</text:p>
          </table:table-cell>
          <table:table-cell/>
          <table:table-cell office:value-type="float" office:value="14.751545">
            <text:p>14.751545</text:p>
          </table:table-cell>
          <table:table-cell office:value-type="float" office:value="0.158984">
            <text:p>0.158984</text:p>
          </table:table-cell>
          <table:table-cell/>
          <table:table-cell office:value-type="string">
            <text:p>Level 2: 2048K</text:p>
          </table:table-cell>
        </table:table-row>
        <table:table-row table:style-name="ro1">
          <table:table-cell office:value-type="float" office:value="25165824">
            <text:p>25165824</text:p>
          </table:table-cell>
          <table:table-cell/>
          <table:table-cell office:value-type="float" office:value="14.553401">
            <text:p>14.553401</text:p>
          </table:table-cell>
          <table:table-cell office:value-type="float" office:value="-0.953758">
            <text:p>-0.953758</text:p>
          </table:table-cell>
          <table:table-cell/>
          <table:table-cell office:value-type="string">
            <text:p>Level 3: 5118K</text:p>
          </table:table-cell>
          <table:table-cell table:number-columns-repeated="2"/>
          <table:table-cell office:value-type="float" office:value="25165824">
            <text:p>25165824</text:p>
          </table:table-cell>
          <table:table-cell/>
          <table:table-cell office:value-type="float" office:value="14.769667">
            <text:p>14.769667</text:p>
          </table:table-cell>
          <table:table-cell office:value-type="float" office:value="-0.122848">
            <text:p>-0.122848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4.786976">
            <text:p>14.786976</text:p>
          </table:table-cell>
          <table:table-cell office:value-type="float" office:value="-1.604952">
            <text:p>-1.604952</text:p>
          </table:table-cell>
          <table:table-cell table:number-columns-repeated="4"/>
          <table:table-cell office:value-type="float" office:value="16777216">
            <text:p>16777216</text:p>
          </table:table-cell>
          <table:table-cell/>
          <table:table-cell office:value-type="float" office:value="15.052026">
            <text:p>15.052026</text:p>
          </table:table-cell>
          <table:table-cell office:value-type="float" office:value="-1.91175">
            <text:p>-1.91175</text:p>
          </table:table-cell>
          <table:table-cell table:number-columns-repeated="2"/>
        </table:table-row>
        <table:table-row table:style-name="ro1">
          <table:table-cell office:value-type="float" office:value="12582912">
            <text:p>12582912</text:p>
          </table:table-cell>
          <table:table-cell/>
          <table:table-cell office:value-type="float" office:value="14.494925">
            <text:p>14.494925</text:p>
          </table:table-cell>
          <table:table-cell office:value-type="float" office:value="1.975056">
            <text:p>1.975056</text:p>
          </table:table-cell>
          <table:table-cell table:number-columns-repeated="4"/>
          <table:table-cell office:value-type="float" office:value="12582912">
            <text:p>12582912</text:p>
          </table:table-cell>
          <table:table-cell/>
          <table:table-cell office:value-type="float" office:value="14.862449">
            <text:p>14.862449</text:p>
          </table:table-cell>
          <table:table-cell office:value-type="float" office:value="1.259477">
            <text:p>1.259477</text:p>
          </table:table-cell>
          <table:table-cell table:number-columns-repeated="2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3.838584">
            <text:p>13.838584</text:p>
          </table:table-cell>
          <table:table-cell office:value-type="float" office:value="4.528075">
            <text:p>4.528075</text:p>
          </table:table-cell>
          <table:table-cell table:number-columns-repeated="4"/>
          <table:table-cell office:value-type="float" office:value="8388608">
            <text:p>8388608</text:p>
          </table:table-cell>
          <table:table-cell/>
          <table:table-cell office:value-type="float" office:value="14.808132">
            <text:p>14.808132</text:p>
          </table:table-cell>
          <table:table-cell office:value-type="float" office:value="0.365466">
            <text:p>0.365466</text:p>
          </table:table-cell>
          <table:table-cell table:number-columns-repeated="2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9.985853">
            <text:p>9.985853</text:p>
          </table:table-cell>
          <table:table-cell office:value-type="float" office:value="27.8405">
            <text:p>27.8405</text:p>
          </table:table-cell>
          <table:table-cell table:number-columns-repeated="4"/>
          <table:table-cell office:value-type="float" office:value="6291456">
            <text:p>6291456</text:p>
          </table:table-cell>
          <table:table-cell/>
          <table:table-cell office:value-type="float" office:value="14.845429">
            <text:p>14.845429</text:p>
          </table:table-cell>
          <table:table-cell office:value-type="float" office:value="-0.251868">
            <text:p>-0.251868</text:p>
          </table:table-cell>
          <table:table-cell table:number-columns-repeated="2"/>
        </table:table-row>
        <table:table-row table:style-name="ro1">
          <table:table-cell office:value-type="string">
            <text:p>Is it a cache 6291456.000000</text:p>
          </table:table-cell>
          <table:table-cell table:number-columns-repeated="7"/>
          <table:table-cell office:value-type="float" office:value="4194304">
            <text:p>4194304</text:p>
          </table:table-cell>
          <table:table-cell/>
          <table:table-cell office:value-type="float" office:value="14.586847">
            <text:p>14.586847</text:p>
          </table:table-cell>
          <table:table-cell office:value-type="float" office:value="1.741828">
            <text:p>1.741828</text:p>
          </table:table-cell>
          <table:table-cell table:number-columns-repeated="2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6.675523">
            <text:p>6.675523</text:p>
          </table:table-cell>
          <table:table-cell office:value-type="float" office:value="33.150197">
            <text:p>33.150197</text:p>
          </table:table-cell>
          <table:table-cell table:number-columns-repeated="4"/>
          <table:table-cell office:value-type="float" office:value="3145728">
            <text:p>3145728</text:p>
          </table:table-cell>
          <table:table-cell/>
          <table:table-cell office:value-type="float" office:value="13.81922">
            <text:p>13.81922</text:p>
          </table:table-cell>
          <table:table-cell office:value-type="float" office:value="5.26246">
            <text:p>5.26246</text:p>
          </table:table-cell>
          <table:table-cell table:number-columns-repeated="2"/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6.60387">
            <text:p>6.60387</text:p>
          </table:table-cell>
          <table:table-cell office:value-type="float" office:value="1.073371">
            <text:p>1.073371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9.4208">
            <text:p>9.4208</text:p>
          </table:table-cell>
          <table:table-cell office:value-type="float" office:value="31.82828">
            <text:p>31.82828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6.537973">
            <text:p>6.537973</text:p>
          </table:table-cell>
          <table:table-cell office:value-type="float" office:value="0.997851">
            <text:p>0.997851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2.187938">
            <text:p>2.187938</text:p>
          </table:table-cell>
          <table:table-cell office:value-type="float" office:value="76.775455">
            <text:p>76.775455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6.504045">
            <text:p>6.504045</text:p>
          </table:table-cell>
          <table:table-cell office:value-type="float" office:value="0.51894">
            <text:p>0.51894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1.80029">
            <text:p>1.80029</text:p>
          </table:table-cell>
          <table:table-cell office:value-type="float" office:value="17.717509">
            <text:p>17.717509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5.57872">
            <text:p>5.57872</text:p>
          </table:table-cell>
          <table:table-cell office:value-type="float" office:value="14.226918">
            <text:p>14.226918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1.79641">
            <text:p>1.79641</text:p>
          </table:table-cell>
          <table:table-cell office:value-type="float" office:value="0.215522">
            <text:p>0.215522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4.683096">
            <text:p>4.683096</text:p>
          </table:table-cell>
          <table:table-cell office:value-type="float" office:value="16.054291">
            <text:p>16.054291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1.794893">
            <text:p>1.794893</text:p>
          </table:table-cell>
          <table:table-cell office:value-type="float" office:value="0.084436">
            <text:p>0.084436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4.960233">
            <text:p>4.960233</text:p>
          </table:table-cell>
          <table:table-cell office:value-type="float" office:value="-5.917817">
            <text:p>-5.917817</text:p>
          </table:table-cell>
          <table:table-cell table:number-columns-repeated="4"/>
          <table:table-cell office:value-type="float" office:value="65536">
            <text:p>65536</text:p>
          </table:table-cell>
          <table:table-cell/>
          <table:table-cell office:value-type="float" office:value="1.79344">
            <text:p>1.79344</text:p>
          </table:table-cell>
          <table:table-cell office:value-type="float" office:value="0.080961">
            <text:p>0.080961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1.06681">
            <text:p>1.06681</text:p>
          </table:table-cell>
          <table:table-cell office:value-type="float" office:value="78.492741">
            <text:p>78.492741</text:p>
          </table:table-cell>
          <table:table-cell table:number-columns-repeated="4"/>
          <table:table-cell office:value-type="float" office:value="32768">
            <text:p>32768</text:p>
          </table:table-cell>
          <table:table-cell/>
          <table:table-cell office:value-type="float" office:value="0.633177">
            <text:p>0.633177</text:p>
          </table:table-cell>
          <table:table-cell office:value-type="float" office:value="64.694841">
            <text:p>64.694841</text:p>
          </table:table-cell>
          <table:table-cell table:number-columns-repeated="2"/>
        </table:table-row>
        <table:table-row table:style-name="ro1">
          <table:table-cell office:value-type="string">
            <text:p>Is it a cache 65536.000000</text:p>
          </table:table-cell>
          <table:table-cell table:number-columns-repeated="7"/>
          <table:table-cell office:value-type="float" office:value="16384">
            <text:p>16384</text:p>
          </table:table-cell>
          <table:table-cell/>
          <table:table-cell office:value-type="float" office:value="0.627463">
            <text:p>0.627463</text:p>
          </table:table-cell>
          <table:table-cell office:value-type="float" office:value="0.902386">
            <text:p>0.902386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057657">
            <text:p>1.057657</text:p>
          </table:table-cell>
          <table:table-cell office:value-type="float" office:value="0.85799">
            <text:p>0.85799</text:p>
          </table:table-cell>
          <table:table-cell table:number-columns-repeated="4"/>
          <table:table-cell office:value-type="float" office:value="8192">
            <text:p>8192</text:p>
          </table:table-cell>
          <table:table-cell/>
          <table:table-cell office:value-type="float" office:value="0.631205">
            <text:p>0.631205</text:p>
          </table:table-cell>
          <table:table-cell office:value-type="float" office:value="-0.596328">
            <text:p>-0.596328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072574">
            <text:p>1.072574</text:p>
          </table:table-cell>
          <table:table-cell office:value-type="float" office:value="-1.410372">
            <text:p>-1.410372</text:p>
          </table:table-cell>
          <table:table-cell table:number-columns-repeated="4"/>
          <table:table-cell office:value-type="float" office:value="4096">
            <text:p>4096</text:p>
          </table:table-cell>
          <table:table-cell/>
          <table:table-cell office:value-type="float" office:value="0.715866">
            <text:p>0.715866</text:p>
          </table:table-cell>
          <table:table-cell office:value-type="float" office:value="-13.412604">
            <text:p>-13.412604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098427">
            <text:p>1.098427</text:p>
          </table:table-cell>
          <table:table-cell office:value-type="float" office:value="-2.410362">
            <text:p>-2.410362</text:p>
          </table:table-cell>
          <table:table-cell table:number-columns-repeated="10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1.158205">
            <text:p>1.158205</text:p>
          </table:table-cell>
          <table:table-cell office:value-type="float" office:value="-5.442166">
            <text:p>-5.442166</text:p>
          </table:table-cell>
          <table:table-cell table:number-columns-repeated="4"/>
          <table:table-cell office:value-type="float" office:value="67108864">
            <text:p>67108864</text:p>
          </table:table-cell>
          <table:table-cell/>
          <table:table-cell office:value-type="float" office:value="14.856184">
            <text:p>14.8561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evel 1: 32K</text:p>
          </table:table-cell>
        </table:table-row>
        <table:table-row table:style-name="ro1">
          <table:table-cell table:number-columns-repeated="8"/>
          <table:table-cell office:value-type="float" office:value="50331648">
            <text:p>50331648</text:p>
          </table:table-cell>
          <table:table-cell/>
          <table:table-cell office:value-type="float" office:value="15.003606">
            <text:p>15.003606</text:p>
          </table:table-cell>
          <table:table-cell office:value-type="float" office:value="-0.992328">
            <text:p>-0.992328</text:p>
          </table:table-cell>
          <table:table-cell/>
          <table:table-cell office:value-type="string">
            <text:p>Level 2: 2048K</text:p>
          </table:table-cell>
        </table:table-row>
        <table:table-row table:style-name="ro1">
          <table:table-cell table:number-columns-repeated="8"/>
          <table:table-cell office:value-type="float" office:value="33554432">
            <text:p>33554432</text:p>
          </table:table-cell>
          <table:table-cell/>
          <table:table-cell office:value-type="float" office:value="14.70243">
            <text:p>14.70243</text:p>
          </table:table-cell>
          <table:table-cell office:value-type="float" office:value="2.007358">
            <text:p>2.007358</text:p>
          </table:table-cell>
          <table:table-cell table:number-columns-repeated="2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4.804378">
            <text:p>14.804378</text:p>
          </table:table-cell>
          <table:table-cell office:value-type="string">
            <text:p>-inf</text:p>
          </table:table-cell>
          <table:table-cell table:number-columns-repeated="4"/>
          <table:table-cell office:value-type="float" office:value="25165824">
            <text:p>25165824</text:p>
          </table:table-cell>
          <table:table-cell/>
          <table:table-cell office:value-type="float" office:value="14.735709">
            <text:p>14.735709</text:p>
          </table:table-cell>
          <table:table-cell office:value-type="float" office:value="-0.226352">
            <text:p>-0.226352</text:p>
          </table:table-cell>
          <table:table-cell table:number-columns-repeated="2"/>
        </table:table-row>
        <table:table-row table:style-name="ro1">
          <table:table-cell office:value-type="float" office:value="50331648">
            <text:p>50331648</text:p>
          </table:table-cell>
          <table:table-cell/>
          <table:table-cell office:value-type="float" office:value="16.984834">
            <text:p>16.984834</text:p>
          </table:table-cell>
          <table:table-cell office:value-type="float" office:value="-14.728453">
            <text:p>-14.728453</text:p>
          </table:table-cell>
          <table:table-cell/>
          <table:table-cell office:value-type="string">
            <text:p>Level 1: 16K</text:p>
          </table:table-cell>
          <table:table-cell table:number-columns-repeated="2"/>
          <table:table-cell office:value-type="float" office:value="16777216">
            <text:p>16777216</text:p>
          </table:table-cell>
          <table:table-cell/>
          <table:table-cell office:value-type="float" office:value="14.727201">
            <text:p>14.727201</text:p>
          </table:table-cell>
          <table:table-cell office:value-type="float" office:value="0.057739">
            <text:p>0.057739</text:p>
          </table:table-cell>
          <table:table-cell table:number-columns-repeated="2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20.314524">
            <text:p>20.314524</text:p>
          </table:table-cell>
          <table:table-cell office:value-type="float" office:value="-19.603901">
            <text:p>-19.603901</text:p>
          </table:table-cell>
          <table:table-cell/>
          <table:table-cell office:value-type="string">
            <text:p>Level 2: 2048K</text:p>
          </table:table-cell>
          <table:table-cell table:number-columns-repeated="2"/>
          <table:table-cell office:value-type="float" office:value="12582912">
            <text:p>12582912</text:p>
          </table:table-cell>
          <table:table-cell/>
          <table:table-cell office:value-type="float" office:value="14.784575">
            <text:p>14.784575</text:p>
          </table:table-cell>
          <table:table-cell office:value-type="float" office:value="-0.389578">
            <text:p>-0.389578</text:p>
          </table:table-cell>
          <table:table-cell table:number-columns-repeated="2"/>
        </table:table-row>
        <table:table-row table:style-name="ro1">
          <table:table-cell office:value-type="float" office:value="25165824">
            <text:p>25165824</text:p>
          </table:table-cell>
          <table:table-cell/>
          <table:table-cell office:value-type="float" office:value="14.793952">
            <text:p>14.793952</text:p>
          </table:table-cell>
          <table:table-cell office:value-type="float" office:value="27.175493">
            <text:p>27.175493</text:p>
          </table:table-cell>
          <table:table-cell table:number-columns-repeated="4"/>
          <table:table-cell office:value-type="float" office:value="8388608">
            <text:p>8388608</text:p>
          </table:table-cell>
          <table:table-cell/>
          <table:table-cell office:value-type="float" office:value="14.860977">
            <text:p>14.860977</text:p>
          </table:table-cell>
          <table:table-cell office:value-type="float" office:value="-0.51677">
            <text:p>-0.51677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4.802391">
            <text:p>14.802391</text:p>
          </table:table-cell>
          <table:table-cell office:value-type="float" office:value="-0.057044">
            <text:p>-0.057044</text:p>
          </table:table-cell>
          <table:table-cell table:number-columns-repeated="4"/>
          <table:table-cell office:value-type="float" office:value="6291456">
            <text:p>6291456</text:p>
          </table:table-cell>
          <table:table-cell/>
          <table:table-cell office:value-type="float" office:value="14.772929">
            <text:p>14.772929</text:p>
          </table:table-cell>
          <table:table-cell office:value-type="float" office:value="0.592479">
            <text:p>0.592479</text:p>
          </table:table-cell>
          <table:table-cell table:number-columns-repeated="2"/>
        </table:table-row>
        <table:table-row table:style-name="ro1">
          <table:table-cell office:value-type="float" office:value="12582912">
            <text:p>12582912</text:p>
          </table:table-cell>
          <table:table-cell/>
          <table:table-cell office:value-type="float" office:value="14.790856">
            <text:p>14.790856</text:p>
          </table:table-cell>
          <table:table-cell office:value-type="float" office:value="0.077928">
            <text:p>0.077928</text:p>
          </table:table-cell>
          <table:table-cell table:number-columns-repeated="4"/>
          <table:table-cell office:value-type="float" office:value="4194304">
            <text:p>4194304</text:p>
          </table:table-cell>
          <table:table-cell/>
          <table:table-cell office:value-type="float" office:value="12.792647">
            <text:p>12.792647</text:p>
          </table:table-cell>
          <table:table-cell office:value-type="float" office:value="13.404802">
            <text:p>13.404802</text:p>
          </table:table-cell>
          <table:table-cell table:number-columns-repeated="2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4.801753">
            <text:p>14.801753</text:p>
          </table:table-cell>
          <table:table-cell office:value-type="float" office:value="-0.073675">
            <text:p>-0.073675</text:p>
          </table:table-cell>
          <table:table-cell table:number-columns-repeated="4"/>
          <table:table-cell office:value-type="float" office:value="3145728">
            <text:p>3145728</text:p>
          </table:table-cell>
          <table:table-cell/>
          <table:table-cell office:value-type="float" office:value="12.522956">
            <text:p>12.522956</text:p>
          </table:table-cell>
          <table:table-cell office:value-type="float" office:value="2.108174">
            <text:p>2.108174</text:p>
          </table:table-cell>
          <table:table-cell table:number-columns-repeated="2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14.805061">
            <text:p>14.805061</text:p>
          </table:table-cell>
          <table:table-cell office:value-type="float" office:value="-0.022347">
            <text:p>-0.022347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8.361686">
            <text:p>8.361686</text:p>
          </table:table-cell>
          <table:table-cell office:value-type="float" office:value="33.229135">
            <text:p>33.229135</text:p>
          </table:table-cell>
          <table:table-cell table:number-columns-repeated="2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14.122653">
            <text:p>14.122653</text:p>
          </table:table-cell>
          <table:table-cell office:value-type="float" office:value="4.609288">
            <text:p>4.609288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3.286493">
            <text:p>3.286493</text:p>
          </table:table-cell>
          <table:table-cell office:value-type="float" office:value="60.695809">
            <text:p>60.695809</text:p>
          </table:table-cell>
          <table:table-cell table:number-columns-repeated="2"/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13.072032">
            <text:p>13.072032</text:p>
          </table:table-cell>
          <table:table-cell office:value-type="float" office:value="7.439261">
            <text:p>7.439261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1.796663">
            <text:p>1.796663</text:p>
          </table:table-cell>
          <table:table-cell office:value-type="float" office:value="45.331908">
            <text:p>45.331908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8.203917">
            <text:p>8.203917</text:p>
          </table:table-cell>
          <table:table-cell office:value-type="float" office:value="37.24069">
            <text:p>37.24069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1.808035">
            <text:p>1.808035</text:p>
          </table:table-cell>
          <table:table-cell office:value-type="float" office:value="-0.632956">
            <text:p>-0.632956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2.025487">
            <text:p>2.025487</text:p>
          </table:table-cell>
          <table:table-cell office:value-type="float" office:value="75.310733">
            <text:p>75.310733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1.804391">
            <text:p>1.804391</text:p>
          </table:table-cell>
          <table:table-cell office:value-type="float" office:value="0.201544">
            <text:p>0.201544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.009751">
            <text:p>2.009751</text:p>
          </table:table-cell>
          <table:table-cell office:value-type="float" office:value="0.776905">
            <text:p>0.776905</text:p>
          </table:table-cell>
          <table:table-cell table:number-columns-repeated="4"/>
          <table:table-cell office:value-type="float" office:value="65536">
            <text:p>65536</text:p>
          </table:table-cell>
          <table:table-cell/>
          <table:table-cell office:value-type="float" office:value="1.804031">
            <text:p>1.804031</text:p>
          </table:table-cell>
          <table:table-cell office:value-type="float" office:value="0.019965">
            <text:p>0.019965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2.014892">
            <text:p>2.014892</text:p>
          </table:table-cell>
          <table:table-cell office:value-type="float" office:value="-0.255816">
            <text:p>-0.255816</text:p>
          </table:table-cell>
          <table:table-cell table:number-columns-repeated="4"/>
          <table:table-cell office:value-type="float" office:value="32768">
            <text:p>32768</text:p>
          </table:table-cell>
          <table:table-cell/>
          <table:table-cell office:value-type="float" office:value="0.634342">
            <text:p>0.634342</text:p>
          </table:table-cell>
          <table:table-cell office:value-type="float" office:value="64.837523">
            <text:p>64.837523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2.020899">
            <text:p>2.020899</text:p>
          </table:table-cell>
          <table:table-cell office:value-type="float" office:value="-0.298128">
            <text:p>-0.298128</text:p>
          </table:table-cell>
          <table:table-cell table:number-columns-repeated="4"/>
          <table:table-cell office:value-type="float" office:value="16384">
            <text:p>16384</text:p>
          </table:table-cell>
          <table:table-cell/>
          <table:table-cell office:value-type="float" office:value="0.626616">
            <text:p>0.626616</text:p>
          </table:table-cell>
          <table:table-cell office:value-type="float" office:value="1.217948">
            <text:p>1.217948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1.989338">
            <text:p>1.989338</text:p>
          </table:table-cell>
          <table:table-cell office:value-type="float" office:value="1.561737">
            <text:p>1.561737</text:p>
          </table:table-cell>
          <table:table-cell table:number-columns-repeated="4"/>
          <table:table-cell office:value-type="float" office:value="8192">
            <text:p>8192</text:p>
          </table:table-cell>
          <table:table-cell/>
          <table:table-cell office:value-type="float" office:value="0.632384">
            <text:p>0.632384</text:p>
          </table:table-cell>
          <table:table-cell office:value-type="float" office:value="-0.92051">
            <text:p>-0.92051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975196">
            <text:p>1.975196</text:p>
          </table:table-cell>
          <table:table-cell office:value-type="float" office:value="0.71088">
            <text:p>0.71088</text:p>
          </table:table-cell>
          <table:table-cell table:number-columns-repeated="4"/>
          <table:table-cell office:value-type="float" office:value="4096">
            <text:p>4096</text:p>
          </table:table-cell>
          <table:table-cell/>
          <table:table-cell office:value-type="float" office:value="0.715595">
            <text:p>0.715595</text:p>
          </table:table-cell>
          <table:table-cell office:value-type="float" office:value="-13.158293">
            <text:p>-13.158293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929551">
            <text:p>1.929551</text:p>
          </table:table-cell>
          <table:table-cell office:value-type="float" office:value="2.31091">
            <text:p>2.31091</text:p>
          </table:table-cell>
          <table:table-cell table:number-columns-repeated="1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906248">
            <text:p>1.906248</text:p>
          </table:table-cell>
          <table:table-cell office:value-type="float" office:value="1.207692">
            <text:p>1.207692</text:p>
          </table:table-cell>
          <table:table-cell table:number-columns-repeated="10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1.904462">
            <text:p>1.904462</text:p>
          </table:table-cell>
          <table:table-cell office:value-type="float" office:value="0.093704">
            <text:p>0.093704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4.78502">
            <text:p>14.785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evel 1: 16K</text:p>
          </table:table-cell>
          <table:table-cell table:number-columns-repeated="8"/>
        </table:table-row>
        <table:table-row table:style-name="ro1">
          <table:table-cell office:value-type="float" office:value="50331648">
            <text:p>50331648</text:p>
          </table:table-cell>
          <table:table-cell/>
          <table:table-cell office:value-type="float" office:value="14.783349">
            <text:p>14.783349</text:p>
          </table:table-cell>
          <table:table-cell office:value-type="float" office:value="0.011301">
            <text:p>0.011301</text:p>
          </table:table-cell>
          <table:table-cell/>
          <table:table-cell office:value-type="string">
            <text:p>Level 2: 2048K</text:p>
          </table:table-cell>
          <table:table-cell table:number-columns-repeated="8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4.77608">
            <text:p>14.77608</text:p>
          </table:table-cell>
          <table:table-cell office:value-type="float" office:value="0.04917">
            <text:p>0.04917</text:p>
          </table:table-cell>
          <table:table-cell table:number-columns-repeated="10"/>
        </table:table-row>
        <table:table-row table:style-name="ro1">
          <table:table-cell office:value-type="float" office:value="25165824">
            <text:p>25165824</text:p>
          </table:table-cell>
          <table:table-cell/>
          <table:table-cell office:value-type="float" office:value="14.750829">
            <text:p>14.750829</text:p>
          </table:table-cell>
          <table:table-cell office:value-type="float" office:value="0.17089">
            <text:p>0.17089</text:p>
          </table:table-cell>
          <table:table-cell table:number-columns-repeated="10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4.685927">
            <text:p>14.685927</text:p>
          </table:table-cell>
          <table:table-cell office:value-type="float" office:value="0.439991">
            <text:p>0.439991</text:p>
          </table:table-cell>
          <table:table-cell table:number-columns-repeated="10"/>
        </table:table-row>
        <table:table-row table:style-name="ro1">
          <table:table-cell office:value-type="float" office:value="12582912">
            <text:p>12582912</text:p>
          </table:table-cell>
          <table:table-cell/>
          <table:table-cell office:value-type="float" office:value="14.644345">
            <text:p>14.644345</text:p>
          </table:table-cell>
          <table:table-cell office:value-type="float" office:value="0.283141">
            <text:p>0.283141</text:p>
          </table:table-cell>
          <table:table-cell table:number-columns-repeated="10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4.717846">
            <text:p>14.717846</text:p>
          </table:table-cell>
          <table:table-cell office:value-type="float" office:value="-0.501906">
            <text:p>-0.501906</text:p>
          </table:table-cell>
          <table:table-cell table:number-columns-repeated="10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14.642622">
            <text:p>14.642622</text:p>
          </table:table-cell>
          <table:table-cell office:value-type="float" office:value="0.511107">
            <text:p>0.511107</text:p>
          </table:table-cell>
          <table:table-cell table:number-columns-repeated="10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14.471408">
            <text:p>14.471408</text:p>
          </table:table-cell>
          <table:table-cell office:value-type="float" office:value="1.169284">
            <text:p>1.169284</text:p>
          </table:table-cell>
          <table:table-cell table:number-columns-repeated="10"/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12.677365">
            <text:p>12.677365</text:p>
          </table:table-cell>
          <table:table-cell office:value-type="float" office:value="12.397156">
            <text:p>12.397156</text:p>
          </table:table-cell>
          <table:table-cell table:number-columns-repeated="10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8.543678">
            <text:p>8.543678</text:p>
          </table:table-cell>
          <table:table-cell office:value-type="float" office:value="32.606833">
            <text:p>32.606833</text:p>
          </table:table-cell>
          <table:table-cell table:number-columns-repeated="10"/>
        </table:table-row>
        <table:table-row table:style-name="ro1">
          <table:table-cell office:value-type="string">
            <text:p>Is it a cache 2097152.000000</text:p>
          </table:table-cell>
          <table:table-cell table:number-columns-repeated="13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2.496368">
            <text:p>2.496368</text:p>
          </table:table-cell>
          <table:table-cell office:value-type="float" office:value="70.781106">
            <text:p>70.781106</text:p>
          </table:table-cell>
          <table:table-cell table:number-columns-repeated="10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.144305">
            <text:p>2.144305</text:p>
          </table:table-cell>
          <table:table-cell office:value-type="float" office:value="14.103015">
            <text:p>14.103015</text:p>
          </table:table-cell>
          <table:table-cell table:number-columns-repeated="10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2.145445">
            <text:p>2.145445</text:p>
          </table:table-cell>
          <table:table-cell office:value-type="float" office:value="-0.053158">
            <text:p>-0.053158</text:p>
          </table:table-cell>
          <table:table-cell table:number-columns-repeated="10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2.0249">
            <text:p>2.0249</text:p>
          </table:table-cell>
          <table:table-cell office:value-type="float" office:value="5.618633">
            <text:p>5.618633</text:p>
          </table:table-cell>
          <table:table-cell table:number-columns-repeated="10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2.079978">
            <text:p>2.079978</text:p>
          </table:table-cell>
          <table:table-cell office:value-type="float" office:value="-2.720025">
            <text:p>-2.720025</text:p>
          </table:table-cell>
          <table:table-cell table:number-columns-repeated="10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957035">
            <text:p>1.957035</text:p>
          </table:table-cell>
          <table:table-cell office:value-type="float" office:value="5.91078">
            <text:p>5.91078</text:p>
          </table:table-cell>
          <table:table-cell table:number-columns-repeated="10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2.017089">
            <text:p>2.017089</text:p>
          </table:table-cell>
          <table:table-cell office:value-type="float" office:value="-3.068613">
            <text:p>-3.068613</text:p>
          </table:table-cell>
          <table:table-cell table:number-columns-repeated="1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968782">
            <text:p>1.968782</text:p>
          </table:table-cell>
          <table:table-cell office:value-type="float" office:value="2.394884">
            <text:p>2.394884</text:p>
          </table:table-cell>
          <table:table-cell table:number-columns-repeated="10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2.0053">
            <text:p>2.0053</text:p>
          </table:table-cell>
          <table:table-cell office:value-type="float" office:value="-1.854857">
            <text:p>-1.85485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31:06.186372962</meta:creation-date>
    <dc:date>2014-11-18T17:20:22</dc:date>
    <meta:editing-duration>PT1H58S</meta:editing-duration>
    <meta:editing-cycles>10</meta:editing-cycles>
    <meta:generator>LibreOffice/3.5$Linux_X86_64 LibreOffice_project/350m1$Build-2</meta:generator>
    <dc:creator>Sujan Khadka</dc:creator>
    <meta:document-statistic meta:table-count="2" meta:cell-count="548" meta:object-count="0"/>
  </office:meta>
</office:document-meta>
</file>